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list-style-name="L2">
      <style:paragraph-properties fo:text-align="start" style:justify-single-word="false"/>
      <style:text-properties officeooo:paragraph-rsid="000d25f7"/>
    </style:style>
    <style:style style:name="P5" style:family="paragraph" style:parent-style-name="Standard">
      <style:paragraph-properties fo:text-align="start" style:justify-single-word="false"/>
      <style:text-properties officeooo:paragraph-rsid="000d25f7"/>
    </style:style>
    <style:style style:name="P6" style:family="paragraph" style:parent-style-name="Standard">
      <style:paragraph-properties fo:text-align="start" style:justify-single-word="false"/>
      <style:text-properties officeooo:paragraph-rsid="0048a6ec"/>
    </style:style>
    <style:style style:name="P7" style:family="paragraph" style:parent-style-name="Standard">
      <style:paragraph-properties fo:text-align="start" style:justify-single-word="false"/>
      <style:text-properties officeooo:paragraph-rsid="0048fcc7"/>
    </style:style>
    <style:style style:name="P8"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9"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10"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11"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2" style:family="paragraph" style:parent-style-name="Standard" style:list-style-name="L1">
      <style:paragraph-properties fo:text-align="start" style:justify-single-word="false"/>
      <style:text-properties fo:font-size="9pt" officeooo:paragraph-rsid="0009c98b" style:font-size-asian="9pt" style:font-size-complex="9pt"/>
    </style:style>
    <style:style style:name="P13" style:family="paragraph" style:parent-style-name="Standard" style:list-style-name="L2">
      <style:paragraph-properties fo:text-align="start" style:justify-single-word="false"/>
      <style:text-properties fo:font-size="9pt" officeooo:paragraph-rsid="0009c98b" style:font-size-asian="9pt" style:font-size-complex="9pt"/>
    </style:style>
    <style:style style:name="P14"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15" style:family="paragraph" style:parent-style-name="Standard" style:list-style-name="L5">
      <style:paragraph-properties fo:text-align="start" style:justify-single-word="false"/>
      <style:text-properties fo:font-size="9pt" officeooo:rsid="00143b7a" officeooo:paragraph-rsid="00143b7a" style:font-size-asian="9pt" style:font-size-complex="9pt"/>
    </style:style>
    <style:style style:name="P16" style:family="paragraph" style:parent-style-name="Standard" style:list-style-name="L5">
      <style:paragraph-properties fo:text-align="start" style:justify-single-word="false"/>
      <style:text-properties fo:font-size="9pt" officeooo:rsid="003c5446" officeooo:paragraph-rsid="003c5446" style:font-size-asian="9pt" style:font-size-complex="9pt"/>
    </style:style>
    <style:style style:name="P17" style:family="paragraph" style:parent-style-name="Standard" style:list-style-name="L5">
      <style:paragraph-properties fo:text-align="start" style:justify-single-word="false"/>
      <style:text-properties fo:font-size="9pt" officeooo:rsid="003f4940" officeooo:paragraph-rsid="00445551" style:font-size-asian="9pt" style:font-size-complex="9pt"/>
    </style:style>
    <style:style style:name="P18" style:family="paragraph" style:parent-style-name="Standard" style:list-style-name="L5">
      <style:paragraph-properties fo:text-align="start" style:justify-single-word="false"/>
      <style:text-properties fo:font-size="9pt" officeooo:rsid="003f4940" officeooo:paragraph-rsid="0059094e" style:font-size-asian="9pt" style:font-size-complex="9pt"/>
    </style:style>
    <style:style style:name="P19" style:family="paragraph" style:parent-style-name="Standard" style:list-style-name="L5">
      <style:paragraph-properties fo:text-align="start" style:justify-single-word="false"/>
      <style:text-properties fo:font-size="9pt" officeooo:rsid="003f4940" officeooo:paragraph-rsid="006786bf" style:font-size-asian="9pt" style:font-size-complex="9pt"/>
    </style:style>
    <style:style style:name="P20" style:family="paragraph" style:parent-style-name="Standard" style:list-style-name="L5">
      <style:paragraph-properties fo:text-align="start" style:justify-single-word="false"/>
      <style:text-properties fo:font-size="9pt" officeooo:rsid="00445551" officeooo:paragraph-rsid="00445551" style:font-size-asian="9pt" style:font-size-complex="9pt"/>
    </style:style>
    <style:style style:name="P21" style:family="paragraph" style:parent-style-name="Standard">
      <style:paragraph-properties fo:text-align="start" style:justify-single-word="false"/>
      <style:text-properties fo:font-size="9pt" officeooo:rsid="004b713e" officeooo:paragraph-rsid="004b713e" style:font-size-asian="9pt" style:font-size-complex="9pt"/>
    </style:style>
    <style:style style:name="P22" style:family="paragraph" style:parent-style-name="Standard" style:list-style-name="L5">
      <style:paragraph-properties fo:text-align="start" style:justify-single-word="false"/>
      <style:text-properties fo:font-size="9pt" officeooo:rsid="005af997" officeooo:paragraph-rsid="005af997" style:font-size-asian="9pt" style:font-size-complex="9pt"/>
    </style:style>
    <style:style style:name="P23" style:family="paragraph" style:parent-style-name="Standard" style:list-style-name="L5">
      <style:paragraph-properties fo:text-align="start" style:justify-single-word="false"/>
      <style:text-properties fo:font-size="9pt" officeooo:rsid="005af997" officeooo:paragraph-rsid="006535d7" style:font-size-asian="9pt" style:font-size-complex="9pt"/>
    </style:style>
    <style:style style:name="P24" style:family="paragraph" style:parent-style-name="Standard" style:list-style-name="L5">
      <style:paragraph-properties fo:text-align="start" style:justify-single-word="false"/>
      <style:text-properties fo:font-size="9pt" officeooo:rsid="005af997" officeooo:paragraph-rsid="005c8d91" style:font-size-asian="9pt" style:font-size-complex="9pt"/>
    </style:style>
    <style:style style:name="P25" style:family="paragraph" style:parent-style-name="Standard" style:list-style-name="L5">
      <style:paragraph-properties fo:text-align="start" style:justify-single-word="false"/>
      <style:text-properties fo:font-size="9pt" officeooo:rsid="005af997" officeooo:paragraph-rsid="0067aee1" style:font-size-asian="9pt" style:font-size-complex="9pt"/>
    </style:style>
    <style:style style:name="P26"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27" style:family="paragraph" style:parent-style-name="Standard" style:list-style-name="L5">
      <style:paragraph-properties fo:text-align="start" style:justify-single-word="false"/>
      <style:text-properties fo:font-size="9pt" officeooo:rsid="00143b7a" officeooo:paragraph-rsid="00143b7a" style:font-size-asian="7.84999990463257pt" style:font-size-complex="9pt"/>
    </style:style>
    <style:style style:name="P28" style:family="paragraph" style:parent-style-name="Standard" style:list-style-name="L5">
      <style:paragraph-properties fo:text-align="start" style:justify-single-word="false"/>
      <style:text-properties fo:font-size="9pt" officeooo:rsid="00143b7a" officeooo:paragraph-rsid="001aac2f" style:font-size-asian="7.84999990463257pt" style:font-size-complex="9pt"/>
    </style:style>
    <style:style style:name="P29" style:family="paragraph" style:parent-style-name="Standard" style:list-style-name="L5">
      <style:paragraph-properties fo:text-align="start" style:justify-single-word="false"/>
      <style:text-properties fo:font-size="9pt" officeooo:rsid="00151fed" officeooo:paragraph-rsid="001aac2f" style:font-size-asian="7.84999990463257pt" style:font-size-complex="9pt"/>
    </style:style>
    <style:style style:name="P30" style:family="paragraph" style:parent-style-name="Standard" style:list-style-name="L5">
      <style:paragraph-properties fo:text-align="start" style:justify-single-word="false"/>
      <style:text-properties fo:font-size="9pt" officeooo:rsid="0015fc6a" officeooo:paragraph-rsid="001aac2f" style:font-size-asian="7.84999990463257pt" style:font-size-complex="9pt"/>
    </style:style>
    <style:style style:name="P31" style:family="paragraph" style:parent-style-name="Standard" style:list-style-name="L8">
      <style:paragraph-properties fo:text-align="start" style:justify-single-word="false"/>
      <style:text-properties fo:font-size="9pt" officeooo:rsid="003a7575" officeooo:paragraph-rsid="003a7575" style:font-size-asian="7.84999990463257pt" style:font-size-complex="9pt"/>
    </style:style>
    <style:style style:name="P32" style:family="paragraph" style:parent-style-name="Standard">
      <style:paragraph-properties fo:text-align="start" style:justify-single-word="false"/>
      <style:text-properties fo:font-size="9pt" officeooo:rsid="003a7575" officeooo:paragraph-rsid="003a7575" style:font-size-asian="7.84999990463257pt" style:font-size-complex="9pt"/>
    </style:style>
    <style:style style:name="P33" style:family="paragraph" style:parent-style-name="Standard" style:list-style-name="L5">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34" style:family="paragraph" style:parent-style-name="Standard" style:list-style-name="L5">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35" style:family="paragraph" style:parent-style-name="Standard" style:list-style-name="L5">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36" style:family="paragraph" style:parent-style-name="Standard" style:list-style-name="L5">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37"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38" style:family="paragraph" style:parent-style-name="Standard" style:list-style-name="L8">
      <style:paragraph-properties fo:text-align="start" style:justify-single-word="false"/>
      <style:text-properties fo:font-size="9pt" fo:font-weight="bold" officeooo:rsid="0023f37d" officeooo:paragraph-rsid="0023f37d" style:font-size-asian="7.84999990463257pt" style:font-weight-asian="bold" style:font-size-complex="9pt" style:font-weight-complex="bold"/>
    </style:style>
    <style:style style:name="P39" style:family="paragraph" style:parent-style-name="Standard" style:list-style-name="L8">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40" style:family="paragraph" style:parent-style-name="Standard" style:list-style-name="L8">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41" style:family="paragraph" style:parent-style-name="Standard" style:list-style-name="L8">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42" style:family="paragraph" style:parent-style-name="Standard" style:list-style-name="L8">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43"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44" style:family="paragraph" style:parent-style-name="Standard" style:list-style-name="L5">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45" style:family="paragraph" style:parent-style-name="Standard" style:list-style-name="L5">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46" style:family="paragraph" style:parent-style-name="Standard" style:list-style-name="L5">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47" style:family="paragraph" style:parent-style-name="Standard" style:list-style-name="L5">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48" style:family="paragraph">
      <style:paragraph-properties fo:text-align="center"/>
      <style:text-properties fo:font-size="9pt" style:font-size-asian="9pt" style:font-size-complex="9pt"/>
    </style:style>
    <style:style style:name="P49" style:family="paragraph">
      <loext:graphic-properties draw:fill-color="#eeeeee"/>
      <style:paragraph-properties fo:text-align="center"/>
      <style:text-properties fo:font-size="9pt" style:font-size-asian="9pt" style:font-size-complex="9pt"/>
    </style:style>
    <style:style style:name="P50" style:family="paragraph">
      <style:paragraph-properties fo:text-align="center"/>
    </style:style>
    <style:style style:name="P51"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fo:font-size="9pt" officeooo:rsid="000a577d" style:font-size-asian="9pt" style:font-size-complex="9pt"/>
    </style:style>
    <style:style style:name="T8" style:family="text">
      <style:text-properties fo:font-size="9pt" officeooo:rsid="000b4b67" style:font-size-asian="9pt" style:font-size-complex="9pt"/>
    </style:style>
    <style:style style:name="T9" style:family="text">
      <style:text-properties fo:font-size="9pt" officeooo:rsid="000d25f7" style:font-size-asian="9pt" style:font-size-complex="9pt"/>
    </style:style>
    <style:style style:name="T10" style:family="text">
      <style:text-properties fo:font-size="9pt" officeooo:rsid="0009c98b" style:font-size-asian="9pt" style:font-size-complex="9pt"/>
    </style:style>
    <style:style style:name="T11" style:family="text">
      <style:text-properties fo:font-size="9pt" style:text-underline-style="solid" style:text-underline-width="auto" style:text-underline-color="font-color" officeooo:rsid="000a577d" style:font-size-asian="9pt" style:font-size-complex="9pt"/>
    </style:style>
    <style:style style:name="T12" style:family="text">
      <style:text-properties fo:font-size="9pt" style:text-underline-style="solid" style:text-underline-width="auto" style:text-underline-color="font-color" officeooo:rsid="0009c98b" style:font-size-asian="9pt" style:font-size-complex="9pt"/>
    </style:style>
    <style:style style:name="T13" style:family="text">
      <style:text-properties fo:font-size="9pt" style:text-underline-style="solid" style:text-underline-width="auto" style:text-underline-color="font-color" officeooo:rsid="000d25f7" style:font-size-asian="9pt" style:font-size-complex="9pt"/>
    </style:style>
    <style:style style:name="T14" style:family="text">
      <style:text-properties fo:font-size="9pt" style:text-underline-style="solid" style:text-underline-width="auto" style:text-underline-color="font-color" officeooo:rsid="0048a6ec" style:font-size-asian="9pt" style:font-size-complex="9pt"/>
    </style:style>
    <style:style style:name="T15" style:family="text">
      <style:text-properties fo:font-size="9pt" style:text-underline-style="solid" style:text-underline-width="auto" style:text-underline-color="font-color" officeooo:rsid="0048fcc7" style:font-size-asian="9pt" style:font-size-complex="9pt"/>
    </style:style>
    <style:style style:name="T16" style:family="text">
      <style:text-properties fo:font-size="9pt" style:text-underline-style="none" officeooo:rsid="000b4b67" style:font-size-asian="9pt" style:font-size-complex="9pt"/>
    </style:style>
    <style:style style:name="T17" style:family="text">
      <style:text-properties fo:font-size="9pt" style:text-underline-style="none" officeooo:rsid="0048a6ec" style:font-size-asian="9pt" style:font-size-complex="9pt"/>
    </style:style>
    <style:style style:name="T18" style:family="text">
      <style:text-properties fo:font-size="9pt" style:text-underline-style="none" officeooo:rsid="0048fcc7" style:font-size-asian="9pt" style:font-size-complex="9pt"/>
    </style:style>
    <style:style style:name="T19" style:family="text">
      <style:text-properties officeooo:rsid="00114da8"/>
    </style:style>
    <style:style style:name="T20" style:family="text">
      <style:text-properties officeooo:rsid="00143b7a"/>
    </style:style>
    <style:style style:name="T21" style:family="text">
      <style:text-properties officeooo:rsid="0014e861"/>
    </style:style>
    <style:style style:name="T22" style:family="text">
      <style:text-properties fo:font-weight="normal" style:font-weight-asian="normal" style:font-weight-complex="normal"/>
    </style:style>
    <style:style style:name="T23" style:family="text">
      <style:text-properties fo:font-weight="normal" officeooo:rsid="00169851" style:font-weight-asian="normal" style:font-weight-complex="normal"/>
    </style:style>
    <style:style style:name="T24" style:family="text">
      <style:text-properties fo:font-weight="normal" officeooo:rsid="00171f17" style:font-weight-asian="normal" style:font-weight-complex="normal"/>
    </style:style>
    <style:style style:name="T25" style:family="text">
      <style:text-properties fo:font-weight="normal" officeooo:rsid="00180d9d" style:font-weight-asian="normal" style:font-weight-complex="normal"/>
    </style:style>
    <style:style style:name="T26" style:family="text">
      <style:text-properties fo:font-weight="normal" officeooo:rsid="001b6ec1" style:font-weight-asian="normal" style:font-weight-complex="normal"/>
    </style:style>
    <style:style style:name="T27" style:family="text">
      <style:text-properties fo:font-weight="normal" officeooo:rsid="001d1128" style:font-weight-asian="normal" style:font-weight-complex="normal"/>
    </style:style>
    <style:style style:name="T28" style:family="text">
      <style:text-properties fo:font-weight="normal" officeooo:rsid="001f040f" style:font-weight-asian="normal" style:font-weight-complex="normal"/>
    </style:style>
    <style:style style:name="T29" style:family="text">
      <style:text-properties fo:font-weight="normal" officeooo:rsid="0020ee91" style:font-weight-asian="normal" style:font-weight-complex="normal"/>
    </style:style>
    <style:style style:name="T30" style:family="text">
      <style:text-properties fo:font-weight="normal" officeooo:rsid="002120af" style:font-weight-asian="normal" style:font-weight-complex="normal"/>
    </style:style>
    <style:style style:name="T31" style:family="text">
      <style:text-properties fo:font-weight="normal" officeooo:rsid="002167ca" style:font-weight-asian="normal" style:font-weight-complex="normal"/>
    </style:style>
    <style:style style:name="T32" style:family="text">
      <style:text-properties fo:font-weight="normal" officeooo:rsid="00252613" style:font-weight-asian="normal" style:font-weight-complex="normal"/>
    </style:style>
    <style:style style:name="T33" style:family="text">
      <style:text-properties fo:font-weight="normal" officeooo:rsid="00254d61" style:font-weight-asian="normal" style:font-weight-complex="normal"/>
    </style:style>
    <style:style style:name="T34" style:family="text">
      <style:text-properties fo:font-weight="normal" officeooo:rsid="0025be76" style:font-weight-asian="normal" style:font-weight-complex="normal"/>
    </style:style>
    <style:style style:name="T35" style:family="text">
      <style:text-properties fo:font-weight="normal" officeooo:rsid="0027e337" style:font-weight-asian="normal" style:font-weight-complex="normal"/>
    </style:style>
    <style:style style:name="T36" style:family="text">
      <style:text-properties fo:font-weight="normal" officeooo:rsid="002b02b6" style:font-weight-asian="normal" style:font-weight-complex="normal"/>
    </style:style>
    <style:style style:name="T37" style:family="text">
      <style:text-properties fo:font-weight="normal" officeooo:rsid="002c2411" style:font-weight-asian="normal" style:font-weight-complex="normal"/>
    </style:style>
    <style:style style:name="T38" style:family="text">
      <style:text-properties fo:font-weight="normal" officeooo:rsid="002ee1d9" style:font-weight-asian="normal" style:font-weight-complex="normal"/>
    </style:style>
    <style:style style:name="T39" style:family="text">
      <style:text-properties fo:font-weight="normal" officeooo:rsid="003571b9" style:font-weight-asian="normal" style:font-weight-complex="normal"/>
    </style:style>
    <style:style style:name="T40" style:family="text">
      <style:text-properties fo:font-weight="normal" officeooo:rsid="0036d24f" style:font-weight-asian="normal" style:font-weight-complex="normal"/>
    </style:style>
    <style:style style:name="T41" style:family="text">
      <style:text-properties fo:font-weight="normal" officeooo:rsid="003a0cb5" style:font-weight-asian="normal" style:font-weight-complex="normal"/>
    </style:style>
    <style:style style:name="T42" style:family="text">
      <style:text-properties fo:font-weight="normal" officeooo:rsid="00445551" style:font-weight-asian="normal" style:font-weight-complex="normal"/>
    </style:style>
    <style:style style:name="T43" style:family="text">
      <style:text-properties fo:font-weight="normal" officeooo:rsid="0061eb0a" style:font-weight-asian="normal" style:font-weight-complex="normal"/>
    </style:style>
    <style:style style:name="T44" style:family="text">
      <style:text-properties fo:font-weight="normal" officeooo:rsid="005c8d91" style:font-weight-asian="normal" style:font-weight-complex="normal"/>
    </style:style>
    <style:style style:name="T45" style:family="text">
      <style:text-properties fo:font-weight="normal" officeooo:rsid="005b050e" style:font-weight-asian="normal" style:font-weight-complex="normal"/>
    </style:style>
    <style:style style:name="T46" style:family="text">
      <style:text-properties fo:font-weight="normal" officeooo:rsid="0067aee1" style:font-weight-asian="normal" style:font-weight-complex="normal"/>
    </style:style>
    <style:style style:name="T47" style:family="text">
      <style:text-properties fo:font-weight="normal" officeooo:rsid="00691ac7" style:font-weight-asian="normal" style:font-weight-complex="normal"/>
    </style:style>
    <style:style style:name="T48" style:family="text">
      <style:text-properties fo:font-weight="normal" officeooo:rsid="0069def3" style:font-weight-asian="normal" style:font-weight-complex="normal"/>
    </style:style>
    <style:style style:name="T49" style:family="text">
      <style:text-properties fo:font-weight="normal" officeooo:rsid="006b18f3" style:font-weight-asian="normal" style:font-weight-complex="normal"/>
    </style:style>
    <style:style style:name="T50" style:family="text">
      <style:text-properties officeooo:rsid="001b6ec1"/>
    </style:style>
    <style:style style:name="T51" style:family="text">
      <style:text-properties fo:font-weight="bold" style:font-weight-asian="bold" style:font-weight-complex="bold"/>
    </style:style>
    <style:style style:name="T52" style:family="text">
      <style:text-properties fo:font-weight="bold" officeooo:rsid="003f4940" style:font-weight-asian="bold" style:font-weight-complex="bold"/>
    </style:style>
    <style:style style:name="T53" style:family="text">
      <style:text-properties fo:font-weight="bold" officeooo:rsid="00445551" style:font-weight-asian="bold" style:font-weight-complex="bold"/>
    </style:style>
    <style:style style:name="T54" style:family="text">
      <style:text-properties fo:font-weight="bold" officeooo:rsid="005b050e" style:font-weight-asian="bold" style:font-weight-complex="bold"/>
    </style:style>
    <style:style style:name="T55" style:family="text">
      <style:text-properties officeooo:rsid="003f4940"/>
    </style:style>
    <style:style style:name="T56" style:family="text">
      <style:text-properties officeooo:rsid="00445551"/>
    </style:style>
    <style:style style:name="T57" style:family="text">
      <style:text-properties officeooo:rsid="004c8ceb"/>
    </style:style>
    <style:style style:name="T58" style:family="text">
      <style:text-properties officeooo:rsid="004de1da"/>
    </style:style>
    <style:style style:name="T59" style:family="text">
      <style:text-properties officeooo:rsid="004f33db"/>
    </style:style>
    <style:style style:name="T60" style:family="text">
      <style:text-properties officeooo:rsid="00538626"/>
    </style:style>
    <style:style style:name="T61" style:family="text">
      <style:text-properties officeooo:rsid="0054af2b"/>
    </style:style>
    <style:style style:name="T62" style:family="text">
      <style:text-properties officeooo:rsid="0054d38d"/>
    </style:style>
    <style:style style:name="T63" style:family="text">
      <style:text-properties style:font-name="Liberation Serif1" officeooo:rsid="0054d38d"/>
    </style:style>
    <style:style style:name="T64" style:family="text">
      <style:text-properties style:font-name="Liberation Serif1" officeooo:rsid="006786bf"/>
    </style:style>
    <style:style style:name="T65" style:family="text">
      <style:text-properties style:font-name="Liberation Serif1" officeooo:rsid="006796ff"/>
    </style:style>
    <style:style style:name="T66" style:family="text">
      <style:text-properties style:font-name="Liberation Serif1" officeooo:rsid="00691ac7"/>
    </style:style>
    <style:style style:name="T67" style:family="text">
      <style:text-properties officeooo:rsid="005b050e"/>
    </style:style>
    <style:style style:name="T68" style:family="text">
      <style:text-properties officeooo:rsid="005c8d91"/>
    </style:style>
    <style:style style:name="T69" style:family="text">
      <style:text-properties officeooo:rsid="005e79cc"/>
    </style:style>
    <style:style style:name="T70" style:family="text">
      <style:text-properties officeooo:rsid="005f9e25"/>
    </style:style>
    <style:style style:name="T71" style:family="text">
      <style:text-properties officeooo:rsid="0061527b"/>
    </style:style>
    <style:style style:name="T72" style:family="text">
      <style:text-properties officeooo:rsid="0061eb0a"/>
    </style:style>
    <style:style style:name="T73" style:family="text">
      <style:text-properties officeooo:rsid="006535d7"/>
    </style:style>
    <style:style style:name="T74" style:family="text">
      <style:text-properties officeooo:rsid="0065e26e"/>
    </style:style>
    <style:style style:name="T75" style:family="text">
      <style:text-properties officeooo:rsid="0067aee1"/>
    </style:style>
    <style:style style:name="T76"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8">Problem background</text:p>
      <text:p text:style-name="P9"/>
      <text:list xml:id="list1055872781882776293" text:style-name="L1">
        <text:list-item>
          <text:p text:style-name="P12"><text:span text:style-name="T1">For this assignment we needed to implement RE (relation extraction) for a data given in the format of sentences. In the real world, relation can exist between Named Entity and a Noun. In this assignment, we chose to assume relation can exist only between Named Entities.</text:span></text:p>
        </text:list-item>
      </text:list>
      <text:list xml:id="list1464392391539252874" text:style-name="L2">
        <text:list-item>
          <text:p text:style-name="P13"><text:span text:style-name="T1">Preprocessing was done through spacy (we used the given .processed file).</text:span></text:p>
        </text:list-item>
        <text:list-item>
          <text:p text:style-name="P14"><text:span text:style-name="T6">Challenges</text:span><text:span text:style-name="T1">:</text:span></text:p>
          <text:list>
            <text:list-item>
              <text:p text:style-name="P4"><text:span text:style-name="T13">S</text:span><text:span text:style-name="T12">mall dataset</text:span><text:span text:style-name="T10">: 354 sentences for training, 340 sentences for development.</text:span></text:p>
            </text:list-item>
            <text:list-item>
              <text:p text:style-name="P4"><text:span text:style-name="T11">Mismatches between input and labels</text:span><text:span text:style-name="T7">: .annotations file contained entities that were different then .processed file.<text:line-break/></text:span><text:span text:style-name="T8">1. </text:span><text:span text:style-name="T9">D</text:span><text:span text:style-name="T16">ifferent chunking</text:span><text:span text:style-name="T8">: </text:span><text:span text:style-name="T7">i.e “</text:span><text:span text:style-name="T8">Southern California Edison</text:span><text:span text:style-name="T7">” (.annotations), “</text:span><text:span text:style-name="T8">Edison</text:span><text:span text:style-name="T7">” (.processed).<text:line-break/></text:span><text:span text:style-name="T8">2. Missing </text:span><text:span text:style-name="T9">NER in .proccessed: i.e </text:span><text:span text:style-name="T7">“National Aeronautics and Space Administration” </text:span><text:span text:style-name="T8">(.annotations)<text:line-break/> </text:span><text:span text:style-name="T9">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5"><text:span text:style-name="T7"/></text:p>
      <text:p text:style-name="P9"/>
      <text:p text:style-name="P9">1. <text:span text:style-name="T4">Model description</text:span></text:p>
      <text:p text:style-name="P3"/>
      <text:p text:style-name="P26">For this assignment, we chose a pure ML approach. Forgetting rule based methods. It <text:span text:style-name="T19">is</text:span> not to say <text:span text:style-name="T20">rules would not work here</text:span>, <text:span text:style-name="T20">however we got amazing results so it works well for us</text:span>.</text:p>
      <text:p text:style-name="P26"/>
      <text:list xml:id="list4310909942800283244" text:style-name="L5">
        <text:list-item>
          <text:p text:style-name="P27">Preprocessing:</text:p>
          <text:p text:style-name="P28">- input file<text:span text:style-name="T50">s</text:span>: .proccessed (generated by spacy), .<text:span text:style-name="T50">annotated file</text:span></text:p>
          <text:p text:style-name="P28">- <text:span text:style-name="T21">feature extraction: for every sentence, find all possible Named Entities pairs. For each pair:</text:span></text:p>
          <text:list>
            <text:list-item>
              <text:p text:style-name="P29">named entity 1 type (example: PERSON)</text:p>
            </text:list-item>
            <text:list-item>
              <text:p text:style-name="P29">named entity 2 type (example: ORG)</text:p>
            </text:list-item>
            <text:list-item>
              <text:p text:style-name="P29">constituent path: </text:p>
              <text:list>
                <text:list-item>
                  <text:p text:style-name="P29">find dependency path between entity 1 and entity 2 <text:span text:style-name="T57">(including ROOT if needed)</text:span></text:p>
                </text:list-item>
                <text:list-item>
                  <text:p text:style-name="P29">convert each node on the path to NODE_POS_TAG-DIRECTION, and join them to a long string.</text:p>
                  <text:p text:style-name="P29">(example: “NNP-U NN-U S-U S-D NN-D IN-D NNP-D”)</text:p>
                </text:list-item>
              </text:list>
            </text:list-item>
            <text:list-item>
              <text:p text:style-name="P30">dependency path:</text:p>
              <text:list>
                <text:list-item>
                  <text:p text:style-name="P44">find <text:span text:style-name="T58">dependency path between entity 1 and entity 2 (if ROOT is in path, return UNK)</text:span></text:p>
                </text:list-item>
                <text:list-item>
                  <text:p text:style-name="P47">remove common ancestor node from path</text:p>
                </text:list-item>
                <text:list-item>
                  <text:p text:style-name="P45">convert each node on path to WORD-DIRECTION-DEP_TYPE</text:p>
                  <text:p text:style-name="P46">(example: “<text:span text:style-name="T59">arrested-L-relcl night-L-npadvmod Tuesday-L-compound five-R-nummod”</text:span></text:p>
                </text:list-item>
              </text:list>
            </text:list-item>
          </text:list>
          <text:p text:style-name="P33">- <text:span text:style-name="T23">link </text:span><text:span text:style-name="T24">every training example </text:span><text:span text:style-name="T25">(every pair from the previous step)</text:span><text:span text:style-name="T24"> to it’s annotation (if it does not exist, the annotation is<text:line-break/> <text:s/>‘None’):</text:span></text:p>
          <text:list text:continue-numbering="true">
            <text:list-item>
              <text:p text:style-name="P34"><text:span text:style-name="T24">f</text:span><text:span text:style-name="T22">or every sentence:</text:span></text:p>
              <text:list>
                <text:list-header>
                  <text:p text:style-name="P34"><text:span text:style-name="T22">1. find all possible </text:span><text:span text:style-name="T26">NE</text:span><text:span text:style-name="T22"> pairs in .proccessed, and all pairs in .annotated</text:span></text:p>
                  <text:p text:style-name="P34"><text:span text:style-name="T22">2. </text:span><text:span text:style-name="T26">for every NE (named entity) pair in .annotated, find most similar pair in .processed:</text:span></text:p>
                  <text:list>
                    <text:list-item>
                      <text:list>
                        <text:list-item>
                          <text:p text:style-name="P35"><text:span text:style-name="T26">m</text:span><text:span text:style-name="T22">ost similar: computed by using python SequenceMatcher.ratio() which gives score between [0,1] for similarity between two strings. </text:span><text:span text:style-name="T29">Let this ratio() be called score() </text:span><text:span text:style-name="T30">for this work</text:span><text:span text:style-name="T29">.</text:span></text:p>
                        </text:list-item>
                        <text:list-item>
                          <text:p text:style-name="P36"><text:span text:style-name="T22">most similar(ne_annotated_1, ne_annotated_2) = max(</text:span><text:span text:style-name="T27">score(ne1,</text:span><text:span text:style-name="T22">ne_annotated_1</text:span><text:span text:style-name="T27">)</text:span><text:span text:style-name="T29">+score(ne2,ne_annotated_2)</text:span><text:span text:style-name="T27">) for every ne1,ne2 in .processed pairs for </text:span><text:span text:style-name="T28">this </text:span><text:span text:style-name="T27">sentence.</text:span></text:p>
                        </text:list-item>
                      </text:list>
                    </text:list-item>
                  </text:list>
                </text:list-header>
              </text:list>
            </text:list-item>
          </text:list>
        </text:list-item>
      </text:list>
      <text:p text:style-name="P37"><text:span text:style-name="T27"><text:tab/><text:tab/></text:span><text:span text:style-name="T31">3. filter out matches (ne_annotated_1,ne_annotated_2) → (ne1, ne2) if ne_annotated_1 &amp; ne1 do not share at<text:line-break/><text:tab/><text:tab/> <text:s text:c="3"/>least 1 common word. Similarly filter out matches for <text:s/>ne_annotated_2 &amp; ne2.</text:span></text:p>
      <text:list xml:id="list8415043643882404326" text:style-name="L8">
        <text:list-item>
          <text:p text:style-name="P39"><text:span text:style-name="T31">L</text:span><text:span text:style-name="T22">ogic: As we explained in the Challenges section of the problem background, NE in .annotations that </text:span>have<text:span text:style-name="T22"> a match in the .proccessed suffer from different chunking problem. So United States in one, might appear as “the United States” in the other. That is why we believe (and verified) that </text:span><text:span text:style-name="T34">(2) </text:span><text:span text:style-name="T22">“most similar” would produce the correct match. </text:span>If one exists.<text:span text:style-name="T22"> </text:span>On all cases<text:span text:style-name="T22">. </text:span><text:span text:style-name="T32">(technically we still might miss, however it is unlikely </text:span><text:span text:style-name="T33">that a more similar match would exist then the correct one</text:span><text:span text:style-name="T32">)</text:span></text:p>
          <text:p text:style-name="P39"><text:span text:style-name="T22"><text:s/></text:span><text:span text:style-name="T32">The only </text:span><text:span text:style-name="T35">(probable) </text:span><text:span text:style-name="T32">case this might not work, is if the correct NE was missed by spacy entirely (not just </text:span><text:span text:style-name="T41">chunk</text:span><text:span text:style-name="T32"> of it), </text:span><text:span text:style-name="T34">that is why we perform (3) filtering.</text:span></text:p>
        </text:list-item>
        <text:list-item>
          <text:p text:style-name="P38"><text:span text:style-name="T22">Results: </text:span></text:p>
          <text:list>
            <text:list-item>
              <text:p text:style-name="P40"><text:span text:style-name="T22">Precision: </text:span><text:span text:style-name="T36">100% (if a correct match exists, it is selected).</text:span></text:p>
            </text:list-item>
            <text:list-item>
              <text:p text:style-name="P41"><text:span text:style-name="T22">Recall: 100% </text:span><text:span text:style-name="T37">(</text:span><text:span text:style-name="T40">if a match is filtered out, it is incorrect</text:span><text:span text:style-name="T37">)</text:span></text:p>
            </text:list-item>
            <text:list-item>
              <text:p text:style-name="P42"><text:span text:style-name="T37">T</text:span><text:span text:style-name="T22">he above results are estimated, from looking at the data, very small miscalculations are possible.<text:line-break/>Filtered out matches are printed during training, so by looking at it, you can estimate the recall.</text:span></text:p>
            </text:list-item>
            <text:list-item>
              <text:p text:style-name="P42"><text:span text:style-name="T22">Spacy mistagging statistics:</text:span></text:p>
              <text:list>
                <text:list-item>
                  <text:p text:style-name="P42"><text:span text:style-name="T22">Train:<text:tab/>52/484 annotations were filtered out because of no match (10.74%).</text:span></text:p>
                </text:list-item>
                <text:list-item>
                  <text:p text:style-name="P42"><text:soft-page-break/><text:span text:style-name="T22">Dev:<text:tab/>75/441 annotations were filtered out because of no match (</text:span><text:span text:style-name="T38">17%</text:span><text:span text:style-name="T22">).</text:span></text:p>
                </text:list-item>
                <text:list-item>
                  <text:p text:style-name="P31"><text:span text:style-name="T39">S</text:span><text:span text:style-name="T22">pacy mistagging hurts our model performance at this stage.</text:span></text:p>
                </text:list-item>
              </text:list>
            </text:list-item>
          </text:list>
        </text:list-item>
      </text:list>
      <text:p text:style-name="P32"><text:span text:style-name="T22"/></text:p>
      <text:list xml:id="list194102457939811" text:continue-list="list4310909942800283244" text:style-name="L5">
        <text:list-item>
          <text:p text:style-name="P15">Model</text:p>
          <text:list>
            <text:list-item>
              <text:p text:style-name="P16">E<text:span text:style-name="T55">1</text:span>(<text:span text:style-name="T60">ne_type</text:span>): <text:span text:style-name="T55">ne_type</text:span> →<text:span text:style-name="T60"> embedding of size </text:span><text:span text:style-name="T52">TODO</text:span>.</text:p>
            </text:list-item>
            <text:list-item>
              <text:p text:style-name="P18">E2(<text:span text:style-name="T61">constituent_path_node</text:span>): <text:span text:style-name="T70">pos-direction → E2’(pos) </text:span><text:span text:style-name="T63">°</text:span><text:span text:style-name="T62"> E2’’(direction)</text:span>:</text:p>
              <text:list>
                <text:list-header>
                  <text:p text:style-name="P22">E2’(<text:span text:style-name="T71">pos</text:span>): <text:span text:style-name="T67">pos → embedding of size </text:span><text:span text:style-name="T54">TODO</text:span></text:p>
                  <text:p text:style-name="P24"><text:span text:style-name="T22">E2’(</text:span><text:span text:style-name="T43">direction</text:span><text:span text:style-name="T22">): </text:span><text:span text:style-name="T44">direction → embedding of size </text:span><text:span text:style-name="T54">TODO</text:span></text:p>
                </text:list-header>
              </text:list>
            </text:list-item>
            <text:list-item>
              <text:p text:style-name="P19">E<text:span text:style-name="T73">3</text:span>(<text:span text:style-name="T73">dependency_path_node</text:span>): <text:span text:style-name="T74">word-direction-dep → E3’(word) </text:span><text:span text:style-name="T63">°</text:span><text:span text:style-name="T62"> E3’’(direction) </text:span><text:span text:style-name="T63">° </text:span><text:span text:style-name="T64">E3’’’(</text:span><text:span text:style-name="T65">dep_</text:span><text:span text:style-name="T66">type</text:span><text:span text:style-name="T65">)</text:span>:</text:p>
              <text:list>
                <text:list-header>
                  <text:p text:style-name="P23">E<text:span text:style-name="T75">3</text:span>’(<text:span text:style-name="T75">word</text:span>): <text:span text:style-name="T75">word → embedding of size </text:span><text:span text:style-name="T54">TODO</text:span></text:p>
                  <text:p text:style-name="P23"><text:span text:style-name="T22">E</text:span><text:span text:style-name="T46">3</text:span><text:span text:style-name="T22">’’(</text:span><text:span text:style-name="T43">direction</text:span><text:span text:style-name="T22">): </text:span><text:span text:style-name="T44">direction → embedding of size </text:span><text:span text:style-name="T54">TODO</text:span></text:p>
                  <text:p text:style-name="P25"><text:span text:style-name="T45">E</text:span><text:span text:style-name="T46">3’’</text:span><text:span text:style-name="T45">’(</text:span><text:span text:style-name="T47">dep_type</text:span><text:span text:style-name="T45">): </text:span><text:span text:style-name="T44">d</text:span><text:span text:style-name="T48">ep_type</text:span><text:span text:style-name="T44"> → embedding of size </text:span><text:span text:style-name="T54">TODO</text:span></text:p>
                </text:list-header>
              </text:list>
            </text:list-item>
            <text:list-item>
              <text:p text:style-name="P17"><text:span text:style-name="T42">LSTM: </text:span><text:span text:style-name="T53">TODO</text:span> <text:span text:style-name="T56">(short description)</text:span></text:p>
            </text:list-item>
            <text:list-item>
              <text:p text:style-name="P20">MLP: <text:span text:style-name="T51">TODO </text:span><text:span text:style-name="T22">(short description)</text:span></text:p>
              <text:p text:style-name="P16"/>
            </text:list-item>
          </text:list>
        </text:list-item>
      </text:list>
      <text:p text:style-name="P1"><draw:custom-shape text:anchor-type="paragraph" draw:z-index="0" draw:name="Shape1" draw:style-name="gr1" draw:text-style-name="P49" svg:width="0.8213in" svg:height="0.2413in" svg:x="0.2398in" svg:y="0.0173in"><text:p text:style-name="P48"><text:span text:style-name="T76">E1(ne_type_1)</text:span></text:p><draw:enhanced-geometry svg:viewBox="0 0 21600 21600" draw:type="rectangle" draw:enhanced-path="M 0 0 L 21600 0 21600 21600 0 21600 0 0 Z N"/></draw:custom-shape><draw:custom-shape text:anchor-type="paragraph" draw:z-index="1" draw:name="Shape1" draw:style-name="gr1" draw:text-style-name="P49" svg:width="0.8213in" svg:height="0.2413in" svg:x="1.4575in" svg:y="0.0173in"><text:p text:style-name="P48"><text:span text:style-name="T76">E1(ne_type_2)</text:span></text:p><draw:enhanced-geometry svg:viewBox="0 0 21600 21600" draw:type="rectangle" draw:enhanced-path="M 0 0 L 21600 0 21600 21600 0 21600 0 0 Z N"/></draw:custom-shape><draw:custom-shape text:anchor-type="paragraph" draw:z-index="2" draw:name="Shape1" draw:style-name="gr2" draw:text-style-name="P49" svg:width="2.1287in" svg:height="0.2343in" svg:x="2.6693in" svg:y="0.0244in"><text:p text:style-name="P48"><text:span text:style-name="T76">E2(node) for node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49" svg:width="2.1287in" svg:height="0.2343in" svg:x="5.0201in" svg:y="0.0307in"><text:p text:style-name="P48"><text:span text:style-name="T76">E3(node) for node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50" svg:x1="3.6909in" svg:y1="0.2583in" svg:x2="3.6783in" svg:y2="0.8366in"><text:p/></draw:line><draw:custom-shape text:anchor-type="paragraph" draw:z-index="5" draw:name="Shape1" draw:style-name="gr4" draw:text-style-name="P49" svg:width="0.9906in" svg:height="0.2413in" svg:x="3.2929in" svg:y="0.8374in"><text:p text:style-name="P48"><text:span text:style-name="T76">Vector(TODO size)</text:span></text:p><draw:enhanced-geometry svg:viewBox="0 0 21600 21600" draw:type="rectangle" draw:enhanced-path="M 0 0 L 21600 0 21600 21600 0 21600 0 0 Z N"/></draw:custom-shape><draw:custom-shape text:anchor-type="paragraph" draw:z-index="6" draw:name="Shape1" draw:style-name="gr5" draw:text-style-name="P49" svg:width="0.978in" svg:height="0.2413in" svg:x="5.6693in" svg:y="0.8445in"><text:p text:style-name="P48"><text:span text:style-name="T76">Vector(TODO size)</text:span></text:p><draw:enhanced-geometry svg:viewBox="0 0 21600 21600" draw:type="rectangle" draw:enhanced-path="M 0 0 L 21600 0 21600 21600 0 21600 0 0 Z N"/></draw:custom-shape><draw:line text:anchor-type="paragraph" draw:z-index="7" draw:name="Shape2" draw:style-name="gr3" draw:text-style-name="P50" svg:x1="6.0744in" svg:y1="0.2646in" svg:x2="6.0618in" svg:y2="0.8429in"><text:p/></draw:line><draw:line text:anchor-type="paragraph" draw:z-index="8" draw:name="Shape2" draw:style-name="gr3" draw:text-style-name="P50" svg:x1="3.7102in" svg:y1="1.0783in" svg:x2="1.7311in" svg:y2="1.6638in"><text:p/></draw:line><draw:line text:anchor-type="paragraph" draw:z-index="9" draw:name="Shape2" draw:style-name="gr3" draw:text-style-name="P50" svg:x1="6.1264in" svg:y1="1.0854in" svg:x2="1.7311in" svg:y2="1.6638in"><text:p/></draw:line><draw:custom-shape text:anchor-type="paragraph" draw:z-index="10" draw:name="Shape1" draw:style-name="gr2" draw:text-style-name="P49" svg:width="2.1287in" svg:height="0.2343in" svg:x="0.7492in" svg:y="1.6638in"><text:p text:style-name="P48"><text:span text:style-name="T76">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50" svg:x1="1.8484in" svg:y1="0.2583in" svg:x2="1.7311in" svg:y2="1.6638in"><text:p/></draw:line><draw:line text:anchor-type="paragraph" draw:z-index="12" draw:name="Shape2" draw:style-name="gr3" draw:text-style-name="P50" svg:x1="0.5925in" svg:y1="0.2583in" svg:x2="1.7315in" svg:y2="1.6638in"><text:p/></draw:line><draw:frame text:anchor-type="paragraph" draw:z-index="13" draw:name="Shape3" draw:style-name="gr6" draw:text-style-name="P51" svg:width="0.3913in" svg:height="0.1567in" svg:x="3.7429in" svg:y="0.4728in"><draw:text-box><text:p><text:span text:style-name="T76">LSTM</text:span></text:p></draw:text-box></draw:frame><draw:frame text:anchor-type="paragraph" draw:z-index="14" draw:name="Shape3" draw:style-name="gr6" draw:text-style-name="P51" svg:width="0.3913in" svg:height="0.1567in" svg:x="6.1646in" svg:y="0.4665in"><draw:text-box><text:p><text:span text:style-name="T76">LSTM</text:span></text:p></draw:text-box></draw:frame><draw:line text:anchor-type="paragraph" draw:z-index="15" draw:name="Shape2" draw:style-name="gr3" draw:text-style-name="P50" svg:x1="1.739in" svg:y1="1.898in" svg:x2="1.739in" svg:y2="2.276in"><text:p/></draw:line><draw:custom-shape text:anchor-type="paragraph" draw:z-index="16" draw:name="Shape1" draw:style-name="gr7" draw:text-style-name="P49" svg:width="0.5717in" svg:height="0.2343in" svg:x="1.4201in" svg:y="2.2693in"><text:p text:style-name="P48"><text:span text:style-name="T76">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50" svg:x1="1.7319in" svg:y1="2.5035in" svg:x2="1.7319in" svg:y2="2.8815in"><text:p/></draw:line><draw:frame text:anchor-type="paragraph" draw:z-index="18" draw:name="Shape3" draw:style-name="gr6" draw:text-style-name="P51" svg:width="0.2803in" svg:height="0.1567in" svg:x="1.6016in" svg:y="2.8689in"><draw:text-box><text:p><text:span text:style-name="T76">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pan text:style-name="T17">2. </text:span><text:span text:style-name="T14">Error analysis</text:span></text:p>
      <text:p text:style-name="P10"><text:span text:style-name="T5"/></text:p>
      <text:p text:style-name="P7"><text:span text:style-name="T18">3</text:span><text:span text:style-name="T17">. </text:span><text:span text:style-name="T15">Results:</text:span></text:p>
      <text:p text:style-name="P11"><text:span text:style-name="T5"/></text:p>
      <text:p text:style-name="P43">Chosen relation: </text:p>
      <text:p text:style-name="P11"><text:span text:style-name="T5"/></text:p>
      <text:p text:style-name="P21"><text:span text:style-name="T5"><text:tab/>acc: <text:s text:c="3"/>0.90022675737</text:span></text:p>
      <text:p text:style-name="P21"><text:span text:style-name="T5"><text:tab/>recall: {0: 0.902127659574468, 1: 0.9387755102040817, 2: 0.8611111111111112}</text:span></text:p>
      <text:p text:style-name="P21"><text:span text:style-name="T5"><text:tab/>prec: <text:s text:c="2"/>{0: 0.933920704845815, 1: 0.8846153846153846, 2: 0.8454545454545455}</text:span></text:p>
      <text:p text:style-name="P21"><text:span text:style-name="T5"><text:tab/>f1: <text:s text:c="4"/>{0: 0.9177489177489176, 1: 0.9108910891089108, 2: 0.8532110091743119}</text:span></text:p>
      <text:p text:style-name="P1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6T19:41:02.100447586</dc:date>
    <meta:editing-duration>PT4H6M15S</meta:editing-duration>
    <meta:editing-cycles>95</meta:editing-cycles>
    <meta:document-statistic meta:table-count="0" meta:image-count="0" meta:object-count="0" meta:page-count="2" meta:paragraph-count="61" meta:word-count="786" meta:character-count="4992" meta:non-whitespace-character-count="4278"/>
  </office:meta>
</office:document-meta>
</file>